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4cm" fo:min-width="3.482cm"/>
    </style:style>
    <style:style style:name="gr2" style:family="graphic" style:parent-style-name="standard">
      <style:graphic-properties draw:textarea-horizontal-align="justify" draw:textarea-vertical-align="middle" draw:auto-grow-height="false" fo:min-height="1.451cm" fo:min-width="4.246cm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5.584cm"/>
    </style:style>
    <style:style style:name="gr4" style:family="graphic" style:parent-style-name="standard">
      <style:graphic-properties draw:textarea-horizontal-align="justify" draw:textarea-vertical-align="middle" draw:auto-grow-height="false" fo:min-height="2.05cm" fo:min-width="2.45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6.678cm"/>
    </style:style>
    <style:style style:name="gr6" style:family="graphic" style:parent-style-name="standard">
      <style:graphic-properties draw:textarea-horizontal-align="justify" draw:textarea-vertical-align="middle" draw:auto-grow-height="false" fo:min-height="1.951cm" fo:min-width="5.23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8cm" fo:min-width="2.1cm"/>
    </style:style>
    <style:style style:name="gr9" style:family="graphic" style:parent-style-name="standard">
      <style:graphic-properties draw:textarea-horizontal-align="justify" draw:textarea-vertical-align="middle" draw:auto-grow-height="false" fo:min-height="1.751cm" fo:min-width="3.272cm"/>
    </style:style>
    <style:style style:name="gr10" style:family="graphic" style:parent-style-name="standard">
      <style:graphic-properties draw:textarea-horizontal-align="justify" draw:textarea-vertical-align="middle" draw:auto-grow-height="false" fo:min-height="1.751cm" fo:min-width="3.516cm"/>
    </style:style>
    <style:style style:name="gr11" style:family="graphic" style:parent-style-name="standard">
      <style:graphic-properties draw:stroke="none" svg:stroke-color="#000000" draw:fill="none" draw:fill-color="#ffffff" fo:min-height="1.75cm"/>
    </style:style>
    <style:style style:name="gr12" style:family="graphic" style:parent-style-name="standard">
      <style:graphic-properties draw:stroke="none" svg:stroke-color="#000000" draw:fill="none" draw:fill-color="#ffffff" fo:min-height="1.15cm"/>
    </style:style>
    <style:style style:name="gr13" style:family="graphic" style:parent-style-name="standard">
      <style:graphic-properties draw:textarea-horizontal-align="justify" draw:textarea-vertical-align="middle" draw:auto-grow-height="false" fo:min-height="2.05cm" fo:min-width="2.5cm"/>
    </style:style>
    <style:style style:name="gr14" style:family="graphic" style:parent-style-name="standard">
      <style:graphic-properties draw:textarea-horizontal-align="justify" draw:textarea-vertical-align="middle" draw:auto-grow-height="false" fo:min-height="1.88cm" fo:min-width="4.59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3cm" svg:height="1.3cm" svg:x="8.9cm" svg:y="0.4cm">
          <text:p text:style-name="P1">Sta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2" draw:id="id2" draw:layer="layout" svg:width="7.8cm" svg:height="1.7cm" svg:x="7.1cm" svg:y="2.8cm">
          <text:p text:style-name="P1">Display main layou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3" draw:id="id3" draw:layer="layout" svg:width="10cm" svg:height="1.6cm" svg:x="6cm" svg:y="5.5cm">
          <text:p text:style-name="P1">Get database file locatio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6" draw:id="id6" draw:layer="layout" svg:width="5.9cm" svg:height="4.6cm" svg:x="7.7cm" svg:y="19.3cm">
          <text:p text:style-name="P1">Select Task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4" draw:id="id4" draw:layer="layout" svg:width="11.8cm" svg:height="1.8cm" svg:x="4.7cm" svg:y="8.8cm">
          <text:p text:style-name="P1">Display data in the main layout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1" xml:id="id5" draw:id="id5" draw:layer="layout" svg:width="8.6cm" svg:height="2.2cm" svg:x="17.6cm" svg:y="8.6cm">
          <text:p text:style-name="P1">Get data from database <text:s text:c="6"/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7" draw:text-style-name="P1" draw:layer="layout" svg:x1="11.05cm" svg:y1="1.7cm" svg:x2="11cm" svg:y2="2.8cm" draw:start-shape="id1" draw:start-glue-point="6" draw:end-shape="id2" draw:end-glue-point="5" svg:d="M11050 1700v551h-50v549" svg:viewBox="0 0 51 1101">
          <text:p/>
        </draw:connector>
        <draw:connector draw:style-name="gr7" draw:text-style-name="P1" draw:layer="layout" svg:x1="11cm" svg:y1="4.5cm" svg:x2="11cm" svg:y2="5.5cm" draw:start-shape="id2" draw:start-glue-point="8" draw:end-shape="id3" draw:end-glue-point="5" svg:d="M11000 4500v1000" svg:viewBox="0 0 1 1001">
          <text:p/>
        </draw:connector>
        <draw:connector draw:style-name="gr7" draw:text-style-name="P1" draw:layer="layout" svg:x1="11cm" svg:y1="7.1cm" svg:x2="10.6cm" svg:y2="8.8cm" draw:start-shape="id3" draw:start-glue-point="8" draw:end-shape="id4" draw:end-glue-point="5" svg:d="M11000 7100v851h-400v849" svg:viewBox="0 0 401 1701">
          <text:p/>
        </draw:connector>
        <draw:connector draw:style-name="gr7" draw:text-style-name="P1" draw:layer="layout" draw:type="line" svg:x1="17.6cm" svg:y1="9.7cm" svg:x2="15.299cm" svg:y2="9.7cm" draw:start-shape="id5" draw:start-glue-point="5" draw:end-shape="id4" draw:end-glue-point="9" svg:d="M17600 9700h-2301" svg:viewBox="0 0 2302 1">
          <text:p/>
        </draw:connector>
        <draw:custom-shape draw:style-name="gr8" draw:text-style-name="P1" xml:id="id7" draw:id="id7" draw:layer="layout" svg:width="5.2cm" svg:height="4.1cm" svg:x="19cm" svg:y="13.7cm">
          <text:p text:style-name="P1">Create new da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3.6cm" svg:y1="21.6cm" svg:x2="21.6cm" svg:y2="13.7cm" draw:start-shape="id6" draw:start-glue-point="7" draw:end-shape="id7" draw:end-glue-point="4" svg:d="M13600 21600h2701v-8401h5299v501" svg:viewBox="0 0 8001 8402">
          <text:p/>
        </draw:connector>
        <draw:custom-shape draw:style-name="gr9" draw:text-style-name="P1" xml:id="id9" draw:id="id9" draw:layer="layout" svg:width="6.2cm" svg:height="2cm" svg:x="26.7cm" svg:y="21.8cm">
          <text:p text:style-name="P1">Create new rid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1" xml:id="id10" draw:id="id10" draw:layer="layout" svg:width="6.6cm" svg:height="2cm" svg:x="15.4cm" svg:y="21.6cm">
          <text:p text:style-name="P1">Create new even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1" xml:id="id8" draw:id="id8" draw:layer="layout" svg:width="6.6cm" svg:height="2cm" svg:x="21cm" svg:y="21.7cm">
          <text:p text:style-name="P1">Create new recor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draw:type="line" svg:x1="21.6cm" svg:y1="17.8cm" svg:x2="24.96cm" svg:y2="21.7cm" draw:start-shape="id7" draw:start-glue-point="6" draw:end-shape="id8" draw:end-glue-point="4" svg:d="M21600 17800l3360 3900" svg:viewBox="0 0 3361 3901">
          <text:p/>
        </draw:connector>
        <draw:connector draw:style-name="gr7" draw:text-style-name="P1" draw:layer="layout" svg:x1="24.2cm" svg:y1="15.75cm" svg:x2="30.42cm" svg:y2="21.8cm" draw:start-shape="id7" draw:start-glue-point="7" draw:end-shape="id9" draw:end-glue-point="4" svg:d="M24200 15750h6220v6050" svg:viewBox="0 0 6221 6051">
          <text:p/>
        </draw:connector>
        <draw:connector draw:style-name="gr7" draw:text-style-name="P1" draw:layer="layout" svg:x1="19cm" svg:y1="15.75cm" svg:x2="19.36cm" svg:y2="21.6cm" draw:start-shape="id7" draw:start-glue-point="5" draw:end-shape="id10" draw:end-glue-point="4" svg:d="M19000 15750h-501v3951h861v1899" svg:viewBox="0 0 862 5851">
          <text:p/>
        </draw:connector>
        <draw:connector draw:style-name="gr7" draw:text-style-name="P1" draw:layer="layout" svg:x1="7.7cm" svg:y1="21.6cm" svg:x2="6.1cm" svg:y2="24.4cm" draw:start-shape="id6" draw:start-glue-point="5" draw:end-shape="id11" draw:end-glue-point="0" svg:d="M7700 21600h-1600v2800" svg:viewBox="0 0 1601 2801">
          <text:p/>
        </draw:connector>
        <draw:frame draw:style-name="gr11" xml:id="id14" draw:id="id14" draw:layer="layout" svg:width="4.8cm" svg:height="2cm" svg:x="8.2cm" svg:y="25.5cm">
          <draw:text-box>
            <text:p>See figurer 2.x</text:p>
          </draw:text-box>
        </draw:frame>
        <draw:frame draw:style-name="gr12" xml:id="id11" draw:id="id11" draw:layer="layout" svg:width="4.6cm" svg:height="1.4cm" svg:x="3.8cm" svg:y="24.4cm">
          <draw:text-box>
            <text:p>See figure 2.x</text:p>
          </draw:text-box>
        </draw:frame>
        <draw:custom-shape draw:style-name="gr13" draw:text-style-name="P1" xml:id="id12" draw:id="id12" draw:layer="layout" svg:width="6cm" svg:height="4.6cm" svg:x="7.6cm" svg:y="12.5cm">
          <text:p text:style-name="P1">Select task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1" draw:layer="layout" draw:type="line" svg:x1="10.6cm" svg:y1="10.6cm" svg:x2="10.6cm" svg:y2="12.5cm" draw:start-shape="id4" draw:start-glue-point="8" draw:end-shape="id12" draw:end-glue-point="4" svg:d="M10600 10600v1900" svg:viewBox="0 0 1 1901">
          <text:p/>
        </draw:connector>
        <draw:custom-shape draw:style-name="gr14" draw:text-style-name="P1" xml:id="id13" draw:id="id13" draw:layer="layout" svg:width="5.5cm" svg:height="2.3cm" svg:x="0.7cm" svg:y="13.7cm">
          <text:p text:style-name="P1">Save and ex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1" draw:layer="layout" draw:type="line" svg:x1="7.6cm" svg:y1="14.8cm" svg:x2="6.2cm" svg:y2="14.85cm" draw:start-shape="id12" draw:start-glue-point="5" draw:end-shape="id13" draw:end-glue-point="7" svg:d="M7600 14800l-1400 50" svg:viewBox="0 0 1401 51">
          <text:p/>
        </draw:connector>
        <draw:connector draw:style-name="gr7" draw:text-style-name="P1" draw:layer="layout" draw:type="line" svg:x1="10.6cm" svg:y1="17.1cm" svg:x2="10.65cm" svg:y2="19.3cm" draw:start-shape="id12" draw:start-glue-point="6" draw:end-shape="id6" svg:d="M10600 17100l50 2200" svg:viewBox="0 0 51 2201">
          <text:p/>
        </draw:connector>
        <draw:connector draw:style-name="gr7" draw:text-style-name="P1" draw:layer="layout" draw:type="line" svg:x1="10.65cm" svg:y1="23.9cm" svg:x2="10.6cm" svg:y2="25.5cm" draw:start-shape="id6" draw:start-glue-point="6" draw:end-shape="id14" draw:end-glue-point="0" svg:d="M10650 23900l-50 1600" svg:viewBox="0 0 51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3T20:24:08.396000000</meta:creation-date>
    <dc:date>2015-01-13T21:45:11.354000000</dc:date>
    <meta:editing-duration>PT34M28S</meta:editing-duration>
    <meta:editing-cycles>2</meta:editing-cycles>
    <meta:generator>LibreOffice/4.3.2.2$Windows_x86 LibreOffice_project/edfb5295ba211bd31ad47d0bad0118690f76407d</meta:generator>
    <meta:document-statistic meta:object-count="27"/>
  </office:meta>
</office:document-meta>
</file>